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paragraph-properties fo:text-align="center" style:justify-single-word="false"/>
      <style:text-properties fo:font-weight="bold"/>
    </style:style>
    <style:style style:name="P3" style:family="paragraph" style:parent-style-name="Text_20_body">
      <style:text-properties fo:font-size="10pt"/>
    </style:style>
    <style:style style:name="P4" style:family="paragraph" style:parent-style-name="Heading_20_1" style:master-page-name="HTML">
      <style:paragraph-properties style:page-number="auto"/>
    </style:style>
    <style:style style:name="T1" style:family="text">
      <style:text-properties fo:font-weight="bold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иказ Министерства транспорта Российской Федерации (Минтранс России) от 31 июля 2009 г. N 128 г. Москва "Об утверждении Федеральных авиационных правил "Подготовка и выполнение полетов в гражданской авиации Российской Федерации""</text:p>
      <text:h text:style-name="Heading_20_3" text:outline-level="3">Приказ Минтранса РФ об утверждении Федеральных авиационных правил "Подготовка и выполнение полетов в гражданской авиации РФ"</text:h>
      <text:p text:style-name="Text_20_body">Приказ Минтранса РФ об утверждении Федеральных авиационных правил "Подготовка и выполнение полетов в гражданской авиации Российской Федерации""</text:p>
      <text:p text:style-name="Text_20_body">Дата подписания: 31.07.2009</text:p>
      <text:p text:style-name="Text_20_body">Дата публикации: 10.09.2009 00:00</text:p>
      <text:p text:style-name="P2">Зарегистрирован в Минюсте РФ 31 августа 2009 г.<text:line-break/>Регистрационный N 14645</text:p>
      <text:p text:style-name="Text_20_body">В соответствии со статьями 67, 68, 69, 71, 74, 79, пункта 2 статьи 87, пунктов 1 и 2 статьи 114 Федерального закона от 19 марта 1997 г. N 60-ФЗ "Воздушный кодекс Российской Федерации" (Собрание законодательства Российской Федерации, 1997, N 12, ст. 1383; 1999, N 28, ст. 3483; 2004, N 35, ст. 3607, N 45, ст. 4377; 2005, N 13, ст. 1078; 2006, N 30, ст. 3290, 3291; 2007, N 1 (ч. I), ст. 29, N 27, ст. 3213, N 46, ст. 5554, N 49, ст. 6075, N 50, ст. 6239, 6244, 6245; 2008, N 29 (ч. I), ст. 3418, N 30 (ч. II), ст. 3616; 2009, N 1, ст. 17) и в целях реализации стандартов и рекомендуемой практики Международной организации гражданской авиации при подготовке и выполнении полетов в гражданской авиации Российской Федерации <text:span text:style-name="T1">приказываю:</text:span></text:p>
      <text:p text:style-name="Text_20_body">1. Утвердить прилагаемые Федеральные авиационные правила "Подготовка и выполнение полетов в гражданской авиации Российской Федерации".</text:p>
      <text:p text:style-name="Text_20_body">2. Признать утратившими силу Приказы Министерства транспорта Российской Федерации от 17 июля 2008 г. N 108 "Об утверждении Федеральных авиационных правил "Подготовка и выполнение полетов в гражданской авиации Российской Федерации" (зарегистрирован Минюстом России 14 августа 2008 г., регистрационный N 12119), от 27 ноября 2008 г. N 197<text:span text:style-name="T2">1</text:span> , от 23 июня 2009 г. N 100<text:span text:style-name="T2">2</text:span> .</text:p>
      <text:p text:style-name="Text_20_body">3. Установить, что настоящий Приказ вступает в силу через 60 дней со дня официального опубликования.</text:p>
      <text:p text:style-name="Text_20_body">4. Установить, что в прилагаемых правилах:</text:p>
      <text:p text:style-name="Text_20_body">пункты 4.10, 5.5 и 5.12 вступают в силу с 1 января 2010 г.;</text:p>
      <text:p text:style-name="Text_20_body">пункты 2.18.14 и 4.6 вступают в силу с 1 января 2011 г.;</text:p>
      <text:p text:style-name="Text_20_body"><text:soft-page-break/>пункты 4.20, 5.75, 5.76 и 5.78 вступают в силу с 1 января 2012 г.</text:p>
      <text:p text:style-name="P1">Министр И. Левитин</text:p>
      <text:p text:style-name="Text_20_body">___________________</text:p>
      <text:p text:style-name="Text_20_body"><text:span text:style-name="T2">1</text:span> Зарегистрирован Минюстом России 09 декабря 2008 г., регистрационный N 12810.</text:p>
      <text:p text:style-name="Text_20_body"><text:span text:style-name="T2">2</text:span> Зарегистрирован Минюстом России 01 июля 2009 г., регистрационный N 14192.</text:p>
      <text:p text:style-name="Text_20_body">Федеральные авиационные правила "Подготовка и выполнение полетов в гражданской авиации Российской Федерации", публикуются на сайте Минтранса России - <text:a xlink:type="simple" xlink:href="http://www.mintrans.ru/">www.mintrans.ru</text:a> (в разделе "Нормативные правовые акты воздушного транспорта" по адресу: mintrans.ru/Документы/Минтранс/Авиация/Нормативные правовые акты воздушного транспорта).</text:p>
      <text:p text:style-name="P3">Материал опубликован по адресу: http://www.rg.ru/2009/09/10/avia-pravila-dok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3902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каз Министерства транспорта Российской Федерации (Минтранс России) от 31 июля 2009 г. N 128 г. Москва "Об утверждении Федеральных авиационных правил "Подготовка и выполнение полетов в гражданской авиации Российской Федерации""</dc:title>
    <dc:date>2012-07-31T15:52:50</dc:date>
    <meta:generator>LibreOffice/3.5$Linux_X86_64 LibreOffice_project/350m1$Build-2</meta:generator>
    <meta:document-statistic meta:table-count="0" meta:image-count="0" meta:object-count="0" meta:page-count="2" meta:paragraph-count="20" meta:word-count="409" meta:character-count="2779" meta:non-whitespace-character-count="2390"/>
  </office:meta>
</office:document-meta>
</file>